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659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2">
          <table:table-cell office:value-type="string">
            <text:p>NxN Laplace2D </text:p>
          </table:table-cell>
          <table:table-cell table:number-columns-repeated="3"/>
          <table:table-cell table:style-name="ce1" office:value-type="string">
            <text:p>cpu implementation uses C code with openmp</text:p>
          </table:table-cell>
          <table:table-cell table:number-columns-repeated="4"/>
        </table:table-row>
        <table:table-row table:style-name="ro1">
          <table:table-cell office:value-type="string">
            <text:p>double precision</text:p>
          </table:table-cell>
          <table:table-cell office:value-type="float" office:value="8">
            <text:p>8</text:p>
          </table:table-cell>
          <table:table-cell office:value-type="string">
            <text:p>bytes/double</text:p>
          </table:table-cell>
          <table:table-cell table:number-columns-repeated="6"/>
        </table:table-row>
        <table:table-row table:style-name="ro1">
          <table:table-cell office:value-type="string">
            <text:p>iteration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Core i7-3720QM</text:p>
          </table:table-cell>
          <table:table-cell office:value-type="string">
            <text:p>GeForce GTX 560 Ti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time (s)</text:p>
          </table:table-cell>
          <table:covered-table-cell table:style-name="ce2"/>
          <table:table-cell table:style-name="ce2" office:value-type="string" table:number-columns-spanned="2" table:number-rows-spanned="1">
            <text:p>MFLOPS</text:p>
          </table:table-cell>
          <table:covered-table-cell table:style-name="ce2"/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2*[.A6]*[.A6]*[.$B$2]/2^30 * [.$B$3]" office:value-type="float" office:value="3.90625">
            <text:p>3.90625</text:p>
          </table:table-cell>
          <table:table-cell table:formula="of:=6*([.A6]-1)^2" office:value-type="float" office:value="1566726">
            <text:p>1566726</text:p>
          </table:table-cell>
          <table:table-cell table:formula="of:=[.C6]/[.A6]^2*2" office:value-type="float" office:value="11.9531707763672">
            <text:p>11.9531707764</text:p>
          </table:table-cell>
          <table:table-cell office:value-type="float" office:value="0.67">
            <text:p>0.67</text:p>
          </table:table-cell>
          <table:table-cell office:value-type="float" office:value="0.49">
            <text:p>0.49</text:p>
          </table:table-cell>
          <table:table-cell table:style-name="ce3" table:formula="of:=[.$C6]/[.E6]/2^20" office:value-type="float" office:value="2.23006917469537">
            <text:p>2.23</text:p>
          </table:table-cell>
          <table:table-cell table:style-name="ce3" table:formula="of:=[.$C6]/[.F6]/2^20" office:value-type="float" office:value="3.04927825927734">
            <text:p>3.05</text:p>
          </table:table-cell>
          <table:table-cell table:style-name="ce3" table:formula="of:=[.H6]/[.G6]" office:value-type="float" office:value="1.36734693877551">
            <text:p>1.3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2*[.A7]*[.A7]*[.$B$2]/2^30 * [.$B$3]" office:value-type="float" office:value="15.625">
            <text:p>15.625</text:p>
          </table:table-cell>
          <table:table-cell table:formula="of:=6*([.A7]-1)^2" office:value-type="float" office:value="6279174">
            <text:p>6279174</text:p>
          </table:table-cell>
          <table:table-cell table:formula="of:=[.C7]/[.A7]^2*2" office:value-type="float" office:value="11.9765739440918">
            <text:p>11.9765739441</text:p>
          </table:table-cell>
          <table:table-cell office:value-type="float" office:value="3.7">
            <text:p>3.7</text:p>
          </table:table-cell>
          <table:table-cell office:value-type="float" office:value="1.7">
            <text:p>1.7</text:p>
          </table:table-cell>
          <table:table-cell table:style-name="ce3" table:formula="of:=[.$C7]/[.E7]/2^20" office:value-type="float" office:value="1.61845593839078">
            <text:p>1.62</text:p>
          </table:table-cell>
          <table:table-cell table:style-name="ce3" table:formula="of:=[.$C7]/[.F7]/2^20" office:value-type="float" office:value="3.52252174826229">
            <text:p>3.52</text:p>
          </table:table-cell>
          <table:table-cell table:style-name="ce3" table:formula="of:=[.H7]/[.G7]" office:value-type="float" office:value="2.17647058823529">
            <text:p>2.1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2*[.A8]*[.A8]*[.$B$2]/2^30 * [.$B$3]" office:value-type="float" office:value="62.5">
            <text:p>62.5</text:p>
          </table:table-cell>
          <table:table-cell table:formula="of:=6*([.A8]-1)^2" office:value-type="float" office:value="25141254">
            <text:p>25141254</text:p>
          </table:table-cell>
          <table:table-cell table:formula="of:=[.C8]/[.A8]^2*2" office:value-type="float" office:value="11.9882841110229">
            <text:p>11.9882841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style-name="ce3" table:formula="of:=[.$C8]/[.E8]/2^20" office:value-type="float" office:value="1.71261201586042">
            <text:p>1.71</text:p>
          </table:table-cell>
          <table:table-cell table:style-name="ce3" table:formula="of:=[.$C8]/[.F8]/2^20" office:value-type="float" office:value="3.99609470367432">
            <text:p>4.00</text:p>
          </table:table-cell>
          <table:table-cell table:style-name="ce3" table:formula="of:=[.H8]/[.G8]" office:value-type="float" office:value="2.33333333333333">
            <text:p>2.33</text:p>
          </table:table-cell>
        </table:table-row>
        <table:table-row table:style-name="ro1">
          <table:table-cell table:formula="of:=2*[.A8]" office:value-type="float" office:value="4096">
            <text:p>4096</text:p>
          </table:table-cell>
          <table:table-cell table:formula="of:=2*[.A9]*[.A9]*[.$B$2]/2^30 * [.$B$3]" office:value-type="float" office:value="250">
            <text:p>250</text:p>
          </table:table-cell>
          <table:table-cell table:formula="of:=6*([.A9]-1)^2" office:value-type="float" office:value="100614150">
            <text:p>100614150</text:p>
          </table:table-cell>
          <table:table-cell table:formula="of:=[.C9]/[.A9]^2*2" office:value-type="float" office:value="11.9941413402557">
            <text:p>11.994141340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style-name="ce3" table:formula="of:=[.$C9]/[.E9]/2^20" office:value-type="float" office:value="1.77690982818604">
            <text:p>1.78</text:p>
          </table:table-cell>
          <table:table-cell table:style-name="ce3" table:formula="of:=[.$C9]/[.F9]/2^20" office:value-type="float" office:value="3.55381965637207">
            <text:p>3.55</text:p>
          </table:table-cell>
          <table:table-cell table:style-name="ce3" table:formula="of:=[.H9]/[.G9]" office:value-type="float" office:value="2">
            <text:p>2.00</text:p>
          </table:table-cell>
        </table:table-row>
        <table:table-row table:style-name="ro1">
          <table:table-cell table:formula="of:=2*[.A9]" office:value-type="float" office:value="8192">
            <text:p>8192</text:p>
          </table:table-cell>
          <table:table-cell table:formula="of:=2*[.A10]*[.A10]*[.$B$2]/2^30 * [.$B$3]" office:value-type="float" office:value="1000">
            <text:p>1000</text:p>
          </table:table-cell>
          <table:table-cell table:formula="of:=6*([.A10]-1)^2" office:value-type="float" office:value="402554886">
            <text:p>402554886</text:p>
          </table:table-cell>
          <table:table-cell table:formula="of:=[.C10]/[.A10]^2*2" office:value-type="float" office:value="11.9970704913139">
            <text:p>11.9970704913</text:p>
          </table:table-cell>
          <table:table-cell office:value-type="float" office:value="215">
            <text:p>215</text:p>
          </table:table-cell>
          <table:table-cell office:value-type="float" office:value="109">
            <text:p>109</text:p>
          </table:table-cell>
          <table:table-cell table:style-name="ce3" table:formula="of:=[.$C10]/[.E10]/2^20" office:value-type="float" office:value="1.78561049173045">
            <text:p>1.79</text:p>
          </table:table-cell>
          <table:table-cell table:style-name="ce3" table:formula="of:=[.$C10]/[.F10]/2^20" office:value-type="float" office:value="3.52207574056923">
            <text:p>3.52</text:p>
          </table:table-cell>
          <table:table-cell table:style-name="ce3" table:formula="of:=[.H10]/[.G10]" office:value-type="float" office:value="1.97247706422018">
            <text:p>1.97</text:p>
          </table:table-cell>
        </table:table-row>
        <table:table-row table:style-name="ro1">
          <table:table-cell table:formula="of:=2.5*[.A9]" office:value-type="float" office:value="10240">
            <text:p>10240</text:p>
          </table:table-cell>
          <table:table-cell table:formula="of:=2*[.A11]*[.A11]*[.$B$2]/2^30 * [.$B$3]" office:value-type="float" office:value="1562.5">
            <text:p>1562.5</text:p>
          </table:table-cell>
          <table:table-cell table:formula="of:=6*([.A11]-1)^2" office:value-type="float" office:value="629022726">
            <text:p>629022726</text:p>
          </table:table-cell>
          <table:table-cell table:formula="of:=[.C11]/[.A11]^2*2" office:value-type="float" office:value="11.9976563644409">
            <text:p>11.9976563644</text:p>
          </table:table-cell>
          <table:table-cell office:value-type="float" office:value="325">
            <text:p>325</text:p>
          </table:table-cell>
          <table:table-cell office:value-type="float" office:value="162">
            <text:p>162</text:p>
          </table:table-cell>
          <table:table-cell table:style-name="ce3" table:formula="of:=[.$C11]/[.E11]/2^20" office:value-type="float" office:value="1.84579328683706">
            <text:p>1.85</text:p>
          </table:table-cell>
          <table:table-cell table:style-name="ce3" table:formula="of:=[.$C11]/[.F11]/2^20" office:value-type="float" office:value="3.70298035939535">
            <text:p>3.70</text:p>
          </table:table-cell>
          <table:table-cell table:style-name="ce3" table:formula="of:=[.H11]/[.G11]" office:value-type="float" office:value="2.00617283950617">
            <text:p>2.01</text:p>
          </table:table-cell>
        </table:table-row>
        <table:table-row table:style-name="ro1">
          <table:table-cell>
            <draw:frame table:end-cell-address="Sheet1.H34" table:end-x="0.2654in" table:end-y="0.0232in" draw:z-index="0" draw:style-name="gr1" draw:text-style-name="P1" svg:width="6.2988in" svg:height="3.5421in" svg:x="0.7622in" svg:y="0.1343in">
              <draw:object draw:notify-on-update-of-ranges="Sheet1.A6:Sheet1.A11 Sheet1.E3:Sheet1.E3 Sheet1.G6:Sheet1.G11 Sheet1.A6:Sheet1.A11 Sheet1.F3:Sheet1.F3 Sheet1.H6:Sheet1.H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>
            <text:p>iteration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Core i7-3720QM</text:p>
          </table:table-cell>
          <table:table-cell office:value-type="string">
            <text:p>Tesla C207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time (s)</text:p>
          </table:table-cell>
          <table:covered-table-cell table:style-name="ce2"/>
          <table:table-cell table:style-name="ce2" office:value-type="string" table:number-columns-spanned="2" table:number-rows-spanned="1">
            <text:p>MFLOPS</text:p>
          </table:table-cell>
          <table:covered-table-cell table:style-name="ce2"/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2*[.A39]*[.A39]*[.$B$2]/2^30 * [.$B$3]" office:value-type="float" office:value="3.90625">
            <text:p>3.90625</text:p>
          </table:table-cell>
          <table:table-cell table:formula="of:=6*([.A39]-1)^2" office:value-type="float" office:value="1566726">
            <text:p>1566726</text:p>
          </table:table-cell>
          <table:table-cell table:formula="of:=[.C39]/[.A39]^2*2" office:value-type="float" office:value="11.9531707763672">
            <text:p>11.9531707764</text:p>
          </table:table-cell>
          <table:table-cell office:value-type="float" office:value="0.67">
            <text:p>0.67</text:p>
          </table:table-cell>
          <table:table-cell office:value-type="float" office:value="0.307">
            <text:p>0.307</text:p>
          </table:table-cell>
          <table:table-cell table:style-name="ce3" table:formula="of:=[.$C39]/[.E39]/2^20" office:value-type="float" office:value="2.23006917469537">
            <text:p>2.23</text:p>
          </table:table-cell>
          <table:table-cell table:style-name="ce3" table:formula="of:=[.$C39]/[.F39]/2^20" office:value-type="float" office:value="4.86692621187589">
            <text:p>4.87</text:p>
          </table:table-cell>
          <table:table-cell table:style-name="ce3" table:formula="of:=[.H39]/[.G39]" office:value-type="float" office:value="2.18241042345277">
            <text:p>2.1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2*[.A40]*[.A40]*[.$B$2]/2^30 * [.$B$3]" office:value-type="float" office:value="15.625">
            <text:p>15.625</text:p>
          </table:table-cell>
          <table:table-cell table:formula="of:=6*([.A40]-1)^2" office:value-type="float" office:value="6279174">
            <text:p>6279174</text:p>
          </table:table-cell>
          <table:table-cell table:formula="of:=[.C40]/[.A40]^2*2" office:value-type="float" office:value="11.9765739440918">
            <text:p>11.9765739441</text:p>
          </table:table-cell>
          <table:table-cell office:value-type="float" office:value="3.7">
            <text:p>3.7</text:p>
          </table:table-cell>
          <table:table-cell office:value-type="float" office:value="0.969">
            <text:p>0.969</text:p>
          </table:table-cell>
          <table:table-cell table:style-name="ce3" table:formula="of:=[.$C40]/[.E40]/2^20" office:value-type="float" office:value="1.61845593839078">
            <text:p>1.62</text:p>
          </table:table-cell>
          <table:table-cell table:style-name="ce3" table:formula="of:=[.$C40]/[.F40]/2^20" office:value-type="float" office:value="6.17986271624964">
            <text:p>6.18</text:p>
          </table:table-cell>
          <table:table-cell table:style-name="ce3" table:formula="of:=[.H40]/[.G40]" office:value-type="float" office:value="3.81836945304438">
            <text:p>3.8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2*[.A41]*[.A41]*[.$B$2]/2^30 * [.$B$3]" office:value-type="float" office:value="62.5">
            <text:p>62.5</text:p>
          </table:table-cell>
          <table:table-cell table:formula="of:=6*([.A41]-1)^2" office:value-type="float" office:value="25141254">
            <text:p>25141254</text:p>
          </table:table-cell>
          <table:table-cell table:formula="of:=[.C41]/[.A41]^2*2" office:value-type="float" office:value="11.9882841110229">
            <text:p>11.988284111</text:p>
          </table:table-cell>
          <table:table-cell office:value-type="float" office:value="14">
            <text:p>14</text:p>
          </table:table-cell>
          <table:table-cell office:value-type="float" office:value="3.48">
            <text:p>3.48</text:p>
          </table:table-cell>
          <table:table-cell table:style-name="ce3" table:formula="of:=[.$C41]/[.E41]/2^20" office:value-type="float" office:value="1.71261201586042">
            <text:p>1.71</text:p>
          </table:table-cell>
          <table:table-cell table:style-name="ce3" table:formula="of:=[.$C41]/[.F41]/2^20" office:value-type="float" office:value="6.88981845461089">
            <text:p>6.89</text:p>
          </table:table-cell>
          <table:table-cell table:style-name="ce3" table:formula="of:=[.H41]/[.G41]" office:value-type="float" office:value="4.02298850574713">
            <text:p>4.02</text:p>
          </table:table-cell>
        </table:table-row>
        <table:table-row table:style-name="ro1">
          <table:table-cell table:formula="of:=2*[.A41]" office:value-type="float" office:value="4096">
            <text:p>4096</text:p>
          </table:table-cell>
          <table:table-cell table:formula="of:=2*[.A42]*[.A42]*[.$B$2]/2^30 * [.$B$3]" office:value-type="float" office:value="250">
            <text:p>250</text:p>
          </table:table-cell>
          <table:table-cell table:formula="of:=6*([.A42]-1)^2" office:value-type="float" office:value="100614150">
            <text:p>100614150</text:p>
          </table:table-cell>
          <table:table-cell table:formula="of:=[.C42]/[.A42]^2*2" office:value-type="float" office:value="11.9941413402557">
            <text:p>11.9941413403</text:p>
          </table:table-cell>
          <table:table-cell office:value-type="float" office:value="54">
            <text:p>54</text:p>
          </table:table-cell>
          <table:table-cell office:value-type="float" office:value="13.8">
            <text:p>13.8</text:p>
          </table:table-cell>
          <table:table-cell table:style-name="ce3" table:formula="of:=[.$C42]/[.E42]/2^20" office:value-type="float" office:value="1.77690982818604">
            <text:p>1.78</text:p>
          </table:table-cell>
          <table:table-cell table:style-name="ce3" table:formula="of:=[.$C42]/[.F42]/2^20" office:value-type="float" office:value="6.95312541464101">
            <text:p>6.95</text:p>
          </table:table-cell>
          <table:table-cell table:style-name="ce3" table:formula="of:=[.H42]/[.G42]" office:value-type="float" office:value="3.91304347826087">
            <text:p>3.91</text:p>
          </table:table-cell>
        </table:table-row>
        <table:table-row table:style-name="ro1">
          <table:table-cell table:formula="of:=2*[.A42]" office:value-type="float" office:value="8192">
            <text:p>8192</text:p>
          </table:table-cell>
          <table:table-cell table:formula="of:=2*[.A43]*[.A43]*[.$B$2]/2^30 * [.$B$3]" office:value-type="float" office:value="1000">
            <text:p>1000</text:p>
          </table:table-cell>
          <table:table-cell table:formula="of:=6*([.A43]-1)^2" office:value-type="float" office:value="402554886">
            <text:p>402554886</text:p>
          </table:table-cell>
          <table:table-cell table:formula="of:=[.C43]/[.A43]^2*2" office:value-type="float" office:value="11.9970704913139">
            <text:p>11.9970704913</text:p>
          </table:table-cell>
          <table:table-cell office:value-type="float" office:value="215">
            <text:p>215</text:p>
          </table:table-cell>
          <table:table-cell office:value-type="float" office:value="54.9">
            <text:p>54.9</text:p>
          </table:table-cell>
          <table:table-cell table:style-name="ce3" table:formula="of:=[.$C43]/[.E43]/2^20" office:value-type="float" office:value="1.78561049173045">
            <text:p>1.79</text:p>
          </table:table-cell>
          <table:table-cell table:style-name="ce3" table:formula="of:=[.$C43]/[.F43]/2^20" office:value-type="float" office:value="6.99282797307916">
            <text:p>6.99</text:p>
          </table:table-cell>
          <table:table-cell table:style-name="ce3" table:formula="of:=[.H43]/[.G43]" office:value-type="float" office:value="3.91621129326047">
            <text:p>3.92</text:p>
          </table:table-cell>
        </table:table-row>
        <table:table-row table:style-name="ro1">
          <table:table-cell table:formula="of:=2.5*[.A42]" office:value-type="float" office:value="10240">
            <text:p>10240</text:p>
          </table:table-cell>
          <table:table-cell table:formula="of:=2*[.A44]*[.A44]*[.$B$2]/2^30 * [.$B$3]" office:value-type="float" office:value="1562.5">
            <text:p>1562.5</text:p>
          </table:table-cell>
          <table:table-cell table:formula="of:=6*([.A44]-1)^2" office:value-type="float" office:value="629022726">
            <text:p>629022726</text:p>
          </table:table-cell>
          <table:table-cell table:formula="of:=[.C44]/[.A44]^2*2" office:value-type="float" office:value="11.9976563644409">
            <text:p>11.9976563644</text:p>
          </table:table-cell>
          <table:table-cell office:value-type="float" office:value="325">
            <text:p>325</text:p>
          </table:table-cell>
          <table:table-cell office:value-type="float" office:value="82.7">
            <text:p>82.7</text:p>
          </table:table-cell>
          <table:table-cell table:style-name="ce3" table:formula="of:=[.$C44]/[.E44]/2^20" office:value-type="float" office:value="1.84579328683706">
            <text:p>1.85</text:p>
          </table:table-cell>
          <table:table-cell table:style-name="ce3" table:formula="of:=[.$C44]/[.F44]/2^20" office:value-type="float" office:value="7.25372210667528">
            <text:p>7.25</text:p>
          </table:table-cell>
          <table:table-cell table:style-name="ce3" table:formula="of:=[.H44]/[.G44]" office:value-type="float" office:value="3.92986698911729">
            <text:p>3.9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Sheet1.H68" table:end-x="0.3933in" table:end-y="0.0559in" draw:z-index="1" draw:style-name="gr1" draw:text-style-name="P1" svg:width="6.2988in" svg:height="3.5421in" svg:x="0.0012in" svg:y="0.0008in">
              <draw:object draw:notify-on-update-of-ranges="Sheet1.A39:Sheet1.A44 Sheet1.E36:Sheet1.E36 Sheet1.G39:Sheet1.G44 Sheet1.A39:Sheet1.A44 Sheet1.F36:Sheet1.F36 Sheet1.H39:Sheet1.H4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5">
          <table:table-cell table:number-columns-repeated="9"/>
        </table:table-row>
        <table:table-row table:style-name="ro1">
          <table:table-cell office:value-type="string">
            <text:p>iteration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Xeon X5570</text:p>
          </table:table-cell>
          <table:table-cell office:value-type="string">
            <text:p>Tesla M205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time (s)</text:p>
          </table:table-cell>
          <table:covered-table-cell table:style-name="ce2"/>
          <table:table-cell table:style-name="ce2" office:value-type="string" table:number-columns-spanned="2" table:number-rows-spanned="1">
            <text:p>MFLOPS</text:p>
          </table:table-cell>
          <table:covered-table-cell table:style-name="ce2"/>
          <table:table-cell/>
        </table:table-row>
        <table:table-row table:style-name="ro2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2*[.A76]*[.A76]*[.$B$2]/2^30 * [.$B$3]" office:value-type="float" office:value="3.90625">
            <text:p>3.90625</text:p>
          </table:table-cell>
          <table:table-cell table:formula="of:=6*([.A76]-1)^2" office:value-type="float" office:value="1566726">
            <text:p>1566726</text:p>
          </table:table-cell>
          <table:table-cell table:formula="of:=[.C76]/[.A76]^2*2" office:value-type="float" office:value="11.9531707763672">
            <text:p>11.9531707764</text:p>
          </table:table-cell>
          <table:table-cell office:value-type="string">
            <text:p>n/a</text:p>
          </table:table-cell>
          <table:table-cell office:value-type="float" office:value="0.484">
            <text:p>0.484</text:p>
          </table:table-cell>
          <table:table-cell table:style-name="ce3" table:formula="of:=[.$C76]/[.E76]/2^20" office:value-type="float" office:value="0">
            <text:p>#VALUE!</text:p>
          </table:table-cell>
          <table:table-cell table:style-name="ce3" table:formula="of:=[.$C76]/[.F76]/2^20" office:value-type="float" office:value="3.08707922943367">
            <text:p>3.09</text:p>
          </table:table-cell>
          <table:table-cell table:style-name="ce3" table:formula="of:=[.H76]/[.G76]" office:value-type="float" office:value="0">
            <text:p>#VALUE!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2*[.A77]*[.A77]*[.$B$2]/2^30 * [.$B$3]" office:value-type="float" office:value="15.625">
            <text:p>15.625</text:p>
          </table:table-cell>
          <table:table-cell table:formula="of:=6*([.A77]-1)^2" office:value-type="float" office:value="6279174">
            <text:p>6279174</text:p>
          </table:table-cell>
          <table:table-cell table:formula="of:=[.C77]/[.A77]^2*2" office:value-type="float" office:value="11.9765739440918">
            <text:p>11.9765739441</text:p>
          </table:table-cell>
          <table:table-cell office:value-type="float" office:value="7">
            <text:p>7</text:p>
          </table:table-cell>
          <table:table-cell office:value-type="float" office:value="1.37">
            <text:p>1.37</text:p>
          </table:table-cell>
          <table:table-cell table:style-name="ce3" table:formula="of:=[.$C77]/[.E77]/2^20" office:value-type="float" office:value="0.855469567435128">
            <text:p>0.86</text:p>
          </table:table-cell>
          <table:table-cell table:style-name="ce3" table:formula="of:=[.$C77]/[.F77]/2^20" office:value-type="float" office:value="4.37101238835467">
            <text:p>4.37</text:p>
          </table:table-cell>
          <table:table-cell table:style-name="ce3" table:formula="of:=[.H77]/[.G77]" office:value-type="float" office:value="5.10948905109489">
            <text:p>5.1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2*[.A78]*[.A78]*[.$B$2]/2^30 * [.$B$3]" office:value-type="float" office:value="62.5">
            <text:p>62.5</text:p>
          </table:table-cell>
          <table:table-cell table:formula="of:=6*([.A78]-1)^2" office:value-type="float" office:value="25141254">
            <text:p>25141254</text:p>
          </table:table-cell>
          <table:table-cell table:formula="of:=[.C78]/[.A78]^2*2" office:value-type="float" office:value="11.9882841110229">
            <text:p>11.988284111</text:p>
          </table:table-cell>
          <table:table-cell office:value-type="float" office:value="27">
            <text:p>27</text:p>
          </table:table-cell>
          <table:table-cell office:value-type="float" office:value="4.89">
            <text:p>4.89</text:p>
          </table:table-cell>
          <table:table-cell table:style-name="ce3" table:formula="of:=[.$C78]/[.E78]/2^20" office:value-type="float" office:value="0.888021045260959">
            <text:p>0.89</text:p>
          </table:table-cell>
          <table:table-cell table:style-name="ce3" table:formula="of:=[.$C78]/[.F78]/2^20" office:value-type="float" office:value="4.90318368548996">
            <text:p>4.90</text:p>
          </table:table-cell>
          <table:table-cell table:style-name="ce3" table:formula="of:=[.H78]/[.G78]" office:value-type="float" office:value="5.52147239263804">
            <text:p>5.52</text:p>
          </table:table-cell>
        </table:table-row>
        <table:table-row table:style-name="ro1">
          <table:table-cell table:formula="of:=2*[.A78]" office:value-type="float" office:value="4096">
            <text:p>4096</text:p>
          </table:table-cell>
          <table:table-cell table:formula="of:=2*[.A79]*[.A79]*[.$B$2]/2^30 * [.$B$3]" office:value-type="float" office:value="250">
            <text:p>250</text:p>
          </table:table-cell>
          <table:table-cell table:formula="of:=6*([.A79]-1)^2" office:value-type="float" office:value="100614150">
            <text:p>100614150</text:p>
          </table:table-cell>
          <table:table-cell table:formula="of:=[.C79]/[.A79]^2*2" office:value-type="float" office:value="11.9941413402557">
            <text:p>11.9941413403</text:p>
          </table:table-cell>
          <table:table-cell office:value-type="float" office:value="101">
            <text:p>101</text:p>
          </table:table-cell>
          <table:table-cell office:value-type="float" office:value="19.5">
            <text:p>19.5</text:p>
          </table:table-cell>
          <table:table-cell table:style-name="ce3" table:formula="of:=[.$C79]/[.E79]/2^20" office:value-type="float" office:value="0.950030997247979">
            <text:p>0.95</text:p>
          </table:table-cell>
          <table:table-cell table:style-name="ce3" table:formula="of:=[.$C79]/[.F79]/2^20" office:value-type="float" office:value="4.92067337036133">
            <text:p>4.92</text:p>
          </table:table-cell>
          <table:table-cell table:style-name="ce3" table:formula="of:=[.H79]/[.G79]" office:value-type="float" office:value="5.17948717948718">
            <text:p>5.18</text:p>
          </table:table-cell>
        </table:table-row>
        <table:table-row table:style-name="ro1">
          <table:table-cell table:formula="of:=2*[.A79]" office:value-type="float" office:value="8192">
            <text:p>8192</text:p>
          </table:table-cell>
          <table:table-cell table:formula="of:=2*[.A80]*[.A80]*[.$B$2]/2^30 * [.$B$3]" office:value-type="float" office:value="1000">
            <text:p>1000</text:p>
          </table:table-cell>
          <table:table-cell table:formula="of:=6*([.A80]-1)^2" office:value-type="float" office:value="402554886">
            <text:p>402554886</text:p>
          </table:table-cell>
          <table:table-cell table:formula="of:=[.C80]/[.A80]^2*2" office:value-type="float" office:value="11.9970704913139">
            <text:p>11.9970704913</text:p>
          </table:table-cell>
          <table:table-cell office:value-type="float" office:value="386">
            <text:p>386</text:p>
          </table:table-cell>
          <table:table-cell office:value-type="float" office:value="78.1">
            <text:p>78.1</text:p>
          </table:table-cell>
          <table:table-cell table:style-name="ce3" table:formula="of:=[.$C80]/[.E80]/2^20" office:value-type="float" office:value="0.994575792026026">
            <text:p>0.99</text:p>
          </table:table-cell>
          <table:table-cell table:style-name="ce3" table:formula="of:=[.$C80]/[.F80]/2^20" office:value-type="float" office:value="4.91557305662031">
            <text:p>4.92</text:p>
          </table:table-cell>
          <table:table-cell table:style-name="ce3" table:formula="of:=[.H80]/[.G80]" office:value-type="float" office:value="4.94238156209987">
            <text:p>4.94</text:p>
          </table:table-cell>
        </table:table-row>
        <table:table-row table:style-name="ro1">
          <table:table-cell table:formula="of:=2.5*[.A79]" office:value-type="float" office:value="10240">
            <text:p>10240</text:p>
          </table:table-cell>
          <table:table-cell table:formula="of:=2*[.A81]*[.A81]*[.$B$2]/2^30 * [.$B$3]" office:value-type="float" office:value="1562.5">
            <text:p>1562.5</text:p>
          </table:table-cell>
          <table:table-cell table:formula="of:=6*([.A81]-1)^2" office:value-type="float" office:value="629022726">
            <text:p>629022726</text:p>
          </table:table-cell>
          <table:table-cell table:formula="of:=[.C81]/[.A81]^2*2" office:value-type="float" office:value="11.9976563644409">
            <text:p>11.9976563644</text:p>
          </table:table-cell>
          <table:table-cell office:value-type="float" office:value="615">
            <text:p>615</text:p>
          </table:table-cell>
          <table:table-cell office:value-type="float" office:value="116">
            <text:p>116</text:p>
          </table:table-cell>
          <table:table-cell table:style-name="ce3" table:formula="of:=[.$C81]/[.E81]/2^20" office:value-type="float" office:value="0.975419216621213">
            <text:p>0.98</text:p>
          </table:table-cell>
          <table:table-cell table:style-name="ce3" table:formula="of:=[.$C81]/[.F81]/2^20" office:value-type="float" office:value="5.17140360536247">
            <text:p>5.17</text:p>
          </table:table-cell>
          <table:table-cell table:style-name="ce3" table:formula="of:=[.H81]/[.G81]" office:value-type="float" office:value="5.30172413793104">
            <text:p>5.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Sheet1.H105" table:end-x="0.3933in" table:end-y="0.0551in" draw:z-index="2" draw:style-name="gr1" draw:text-style-name="P1" svg:width="6.2988in" svg:height="3.552in" svg:x="0.0012in" svg:y="0.1563in">
              <draw:object draw:notify-on-update-of-ranges="Sheet1.A76:Sheet1.A81 Sheet1.E73:Sheet1.E73 Sheet1.G76:Sheet1.G81 Sheet1.A76:Sheet1.A81 Sheet1.F73:Sheet1.F73 Sheet1.H76:Sheet1.H8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5:Sheet1.F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3/05/2013</text:date>, <text:time>15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4:07:51</meta:creation-date>
    <dc:date>2013-03-05T15:48:14</dc:date>
    <meta:editing-duration>PT1H49M40S</meta:editing-duration>
    <meta:editing-cycles>42</meta:editing-cycles>
    <meta:generator>OpenOffice.org/3.4.1$Unix OpenOffice.org_project/341m1$Build-9593</meta:generator>
    <meta:document-statistic meta:table-count="3" meta:cell-count="2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scatter" chart:style-name="ch1">
        <chart:title svg:x="6.312cm" svg:y="0.314cm" chart:style-name="ch2">
          <text:p>NxN Laplace2D</text:p>
        </chart:title>
        <chart:legend chart:legend-position="top" svg:x="3.933cm" svg:y="1.463cm" style:legend-expansion="wide" chart:style-name="ch3"/>
        <chart:plot-area chart:style-name="ch4" table:cell-range-address="Sheet1.A6:Sheet1.A11 Sheet1.E3:Sheet1.F3 Sheet1.G6:Sheet1.H11" chart:data-source-has-labels="row" svg:x="1.307cm" svg:y="2.415cm" svg:width="14.053cm" svg:height="5.447cm">
          <chartooo:coordinate-region svg:x="2.251cm" svg:y="2.612cm" svg:width="12.611cm" svg:height="4.607cm"/>
          <chart:axis chart:dimension="x" chart:name="primary-x" chart:style-name="ch5">
            <chart:title svg:x="8.16cm" svg:y="8.041cm" chart:style-name="ch6">
              <text:p>N</text:p>
            </chart:title>
          </chart:axis>
          <chart:axis chart:dimension="y" chart:name="primary-y" chart:style-name="ch7">
            <chart:title svg:x="0.451cm" svg:y="5.853cm" chart:style-name="ch8">
              <text:p>MFLOPS</text:p>
            </chart:title>
            <chart:grid chart:style-name="ch9" chart:class="major"/>
          </chart:axis>
          <chart:series chart:style-name="ch10" chart:values-cell-range-address="Sheet1.G6:Sheet1.G11" chart:label-cell-address="Sheet1.E3:Sheet1.E3" chart:class="chart:scatter">
            <chart:domain table:cell-range-address="Sheet1.A6:Sheet1.A11"/>
            <chart:data-point chart:repeated="6"/>
          </chart:series>
          <chart:series chart:style-name="ch11" chart:values-cell-range-address="Sheet1.H6:Sheet1.H11" chart:label-cell-address="Sheet1.F3:Sheet1.F3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re i7-3720QM</text:p>
                <draw:g>
                  <svg:desc>Sheet1.E3:Sheet1.E3</svg:desc>
                </draw:g>
              </table:table-cell>
              <table:table-cell office:value-type="string">
                <text:p>GeForce GTX 560 Ti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Sheet1.A6:Sheet1.A11</svg:desc>
                </draw:g>
              </table:table-cell>
              <table:table-cell office:value-type="float" office:value="2.23006917469537">
                <text:p>2.23006917469537</text:p>
                <draw:g>
                  <svg:desc>Sheet1.G6:Sheet1.G11</svg:desc>
                </draw:g>
              </table:table-cell>
              <table:table-cell office:value-type="float" office:value="3.04927825927734">
                <text:p>3.04927825927734</text:p>
                <draw:g>
                  <svg:desc>Sheet1.H6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1.61845593839078">
                <text:p>1.61845593839078</text:p>
              </table:table-cell>
              <table:table-cell office:value-type="float" office:value="3.52252174826229">
                <text:p>3.52252174826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1.71261201586042">
                <text:p>1.71261201586042</text:p>
              </table:table-cell>
              <table:table-cell office:value-type="float" office:value="3.99609470367432">
                <text:p>3.99609470367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1.77690982818604">
                <text:p>1.77690982818604</text:p>
              </table:table-cell>
              <table:table-cell office:value-type="float" office:value="3.55381965637207">
                <text:p>3.55381965637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92">
                <text:p>8192</text:p>
              </table:table-cell>
              <table:table-cell office:value-type="float" office:value="1.78561049173045">
                <text:p>1.78561049173045</text:p>
              </table:table-cell>
              <table:table-cell office:value-type="float" office:value="3.52207574056923">
                <text:p>3.52207574056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0">
                <text:p>10240</text:p>
              </table:table-cell>
              <table:table-cell office:value-type="float" office:value="1.84579328683706">
                <text:p>1.84579328683706</text:p>
              </table:table-cell>
              <table:table-cell office:value-type="float" office:value="3.70298035939535">
                <text:p>3.70298035939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scatter" chart:style-name="ch1">
        <chart:title svg:x="6.312cm" svg:y="0.314cm" chart:style-name="ch2">
          <text:p>NxN Laplace2D</text:p>
        </chart:title>
        <chart:legend chart:legend-position="top" svg:x="4.58cm" svg:y="1.463cm" style:legend-expansion="wide" chart:style-name="ch3"/>
        <chart:plot-area chart:style-name="ch4" table:cell-range-address="Sheet1.A39:Sheet1.A44 Sheet1.E36:Sheet1.F36 Sheet1.G39:Sheet1.H44" chart:data-source-has-labels="row" svg:x="1.307cm" svg:y="2.415cm" svg:width="14.053cm" svg:height="5.447cm">
          <chartooo:coordinate-region svg:x="2.251cm" svg:y="2.612cm" svg:width="12.611cm" svg:height="4.607cm"/>
          <chart:axis chart:dimension="x" chart:name="primary-x" chart:style-name="ch5">
            <chart:title svg:x="8.16cm" svg:y="8.041cm" chart:style-name="ch6">
              <text:p>N</text:p>
            </chart:title>
          </chart:axis>
          <chart:axis chart:dimension="y" chart:name="primary-y" chart:style-name="ch7">
            <chart:title svg:x="0.451cm" svg:y="5.853cm" chart:style-name="ch8">
              <text:p>MFLOPS</text:p>
            </chart:title>
            <chart:grid chart:style-name="ch9" chart:class="major"/>
          </chart:axis>
          <chart:series chart:style-name="ch10" chart:values-cell-range-address="Sheet1.G39:Sheet1.G44" chart:label-cell-address="Sheet1.E36:Sheet1.E36" chart:class="chart:scatter">
            <chart:domain table:cell-range-address="Sheet1.A39:Sheet1.A44"/>
            <chart:data-point chart:repeated="6"/>
          </chart:series>
          <chart:series chart:style-name="ch11" chart:values-cell-range-address="Sheet1.H39:Sheet1.H44" chart:label-cell-address="Sheet1.F36:Sheet1.F36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re i7-3720QM</text:p>
                <draw:g>
                  <svg:desc>Sheet1.E36:Sheet1.E36</svg:desc>
                </draw:g>
              </table:table-cell>
              <table:table-cell office:value-type="string">
                <text:p>Tesla C2075</text:p>
                <draw:g>
                  <svg:desc>Sheet1.F36:Sheet1.F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Sheet1.A39:Sheet1.A44</svg:desc>
                </draw:g>
              </table:table-cell>
              <table:table-cell office:value-type="float" office:value="2.23006917469537">
                <text:p>2.23006917469537</text:p>
                <draw:g>
                  <svg:desc>Sheet1.G39:Sheet1.G44</svg:desc>
                </draw:g>
              </table:table-cell>
              <table:table-cell office:value-type="float" office:value="4.86692621187589">
                <text:p>4.86692621187589</text:p>
                <draw:g>
                  <svg:desc>Sheet1.H39:Sheet1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1.61845593839078">
                <text:p>1.61845593839078</text:p>
              </table:table-cell>
              <table:table-cell office:value-type="float" office:value="6.17986271624964">
                <text:p>6.17986271624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1.71261201586042">
                <text:p>1.71261201586042</text:p>
              </table:table-cell>
              <table:table-cell office:value-type="float" office:value="6.88981845461089">
                <text:p>6.88981845461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1.77690982818604">
                <text:p>1.77690982818604</text:p>
              </table:table-cell>
              <table:table-cell office:value-type="float" office:value="6.95312541464101">
                <text:p>6.95312541464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92">
                <text:p>8192</text:p>
              </table:table-cell>
              <table:table-cell office:value-type="float" office:value="1.78561049173045">
                <text:p>1.78561049173045</text:p>
              </table:table-cell>
              <table:table-cell office:value-type="float" office:value="6.99282797307916">
                <text:p>6.99282797307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0">
                <text:p>10240</text:p>
              </table:table-cell>
              <table:table-cell office:value-type="float" office:value="1.84579328683706">
                <text:p>1.84579328683706</text:p>
              </table:table-cell>
              <table:table-cell office:value-type="float" office:value="7.25372210667528">
                <text:p>7.25372210667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23cm" xlink:href=".." xlink:type="simple" chart:class="chart:scatter" chart:style-name="ch1">
        <chart:title svg:x="6.312cm" svg:y="0.315cm" chart:style-name="ch2">
          <text:p>NxN Laplace2D</text:p>
        </chart:title>
        <chart:legend chart:legend-position="top" svg:x="4.891cm" svg:y="1.465cm" style:legend-expansion="wide" chart:style-name="ch3"/>
        <chart:plot-area chart:style-name="ch4" table:cell-range-address="Sheet1.A76:Sheet1.A81 Sheet1.E73:Sheet1.F73 Sheet1.G76:Sheet1.H81" chart:data-source-has-labels="row" svg:x="1.307cm" svg:y="2.419cm" svg:width="14.053cm" svg:height="5.467cm">
          <chartooo:coordinate-region svg:x="2.251cm" svg:y="2.616cm" svg:width="12.611cm" svg:height="4.627cm"/>
          <chart:axis chart:dimension="x" chart:name="primary-x" chart:style-name="ch5">
            <chart:title svg:x="8.16cm" svg:y="8.066cm" chart:style-name="ch6">
              <text:p>N</text:p>
            </chart:title>
          </chart:axis>
          <chart:axis chart:dimension="y" chart:name="primary-y" chart:style-name="ch7">
            <chart:title svg:x="0.451cm" svg:y="5.867cm" chart:style-name="ch8">
              <text:p>MFLOPS</text:p>
            </chart:title>
            <chart:grid chart:style-name="ch9" chart:class="major"/>
          </chart:axis>
          <chart:series chart:style-name="ch10" chart:values-cell-range-address="Sheet1.G76:Sheet1.G81" chart:label-cell-address="Sheet1.E73:Sheet1.E73" chart:class="chart:scatter">
            <chart:domain table:cell-range-address="Sheet1.A76:Sheet1.A81"/>
            <chart:data-point chart:repeated="6"/>
          </chart:series>
          <chart:series chart:style-name="ch11" chart:values-cell-range-address="Sheet1.H76:Sheet1.H81" chart:label-cell-address="Sheet1.F73:Sheet1.F73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eon X5570</text:p>
                <draw:g>
                  <svg:desc>Sheet1.E73:Sheet1.E73</svg:desc>
                </draw:g>
              </table:table-cell>
              <table:table-cell office:value-type="string">
                <text:p>Tesla M2050</text:p>
                <draw:g>
                  <svg:desc>Sheet1.F73:Sheet1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Sheet1.A76:Sheet1.A81</svg:desc>
                </draw:g>
              </table:table-cell>
              <table:table-cell office:value-type="float" office:value="NaN">
                <text:p>NaN</text:p>
                <draw:g>
                  <svg:desc>Sheet1.G76:Sheet1.G81</svg:desc>
                </draw:g>
              </table:table-cell>
              <table:table-cell office:value-type="float" office:value="3.08707922943367">
                <text:p>3.08707922943367</text:p>
                <draw:g>
                  <svg:desc>Sheet1.H76:Sheet1.H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0.855469567435128">
                <text:p>0.855469567435128</text:p>
              </table:table-cell>
              <table:table-cell office:value-type="float" office:value="4.37101238835467">
                <text:p>4.37101238835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0.888021045260959">
                <text:p>0.888021045260959</text:p>
              </table:table-cell>
              <table:table-cell office:value-type="float" office:value="4.90318368548996">
                <text:p>4.90318368548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0.950030997247979">
                <text:p>0.950030997247979</text:p>
              </table:table-cell>
              <table:table-cell office:value-type="float" office:value="4.92067337036133">
                <text:p>4.92067337036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92">
                <text:p>8192</text:p>
              </table:table-cell>
              <table:table-cell office:value-type="float" office:value="0.994575792026026">
                <text:p>0.994575792026026</text:p>
              </table:table-cell>
              <table:table-cell office:value-type="float" office:value="4.91557305662031">
                <text:p>4.91557305662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0">
                <text:p>10240</text:p>
              </table:table-cell>
              <table:table-cell office:value-type="float" office:value="0.975419216621213">
                <text:p>0.975419216621213</text:p>
              </table:table-cell>
              <table:table-cell office:value-type="float" office:value="5.17140360536247">
                <text:p>5.17140360536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